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84mm" fo:break-before="auto" style:use-optimal-row-height="true"/>
    </style:style>
    <style:style style:name="ro7" style:family="table-row">
      <style:table-row-properties style:row-height="13.21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ro9" style:family="table-row">
      <style:table-row-properties style:row-height="12.63mm" fo:break-before="auto" style:use-optimal-row-height="true"/>
    </style:style>
    <style:style style:name="ro10" style:family="table-row">
      <style:table-row-properties style:row-height="12.93mm" fo:break-before="auto" style:use-optimal-row-height="true"/>
    </style:style>
    <style:style style:name="ro11" style:family="table-row">
      <style:table-row-properties style:row-height="13.07mm" fo:break-before="auto" style:use-optimal-row-height="true"/>
    </style:style>
    <style:style style:name="ro12" style:family="table-row">
      <style:table-row-properties style:row-height="9.86mm" fo:break-before="auto" style:use-optimal-row-height="true"/>
    </style:style>
    <style:style style:name="ro13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5" table:default-cell-style-name="ce11"/>
        <table:table-column table:style-name="co6" table:default-cell-style-name="ce14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5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6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7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8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10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1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2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3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14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5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6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17]*1.5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8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0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1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2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4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25]*1.5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6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27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28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9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30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1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32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3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4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6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7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4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6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7" table:formula="of:=(['b - Armes'.F2]*10)+ (RANDBETWEEN( 0;10)*['b - Armes'.F2])" office:value-type="float" office:value="15" calcext:value-type="float">
            <text:p>15</text:p>
          </table:table-cell>
          <table:table-cell table:style-name="ce9" table:formula="of:=(['b - Armes'.C2]*2) + RANDBETWEEN(0;10)" office:value-type="float" office:value="38" calcext:value-type="float">
            <text:p>38</text:p>
          </table:table-cell>
          <table:table-cell table:style-name="ce11" table:formula="of:=ROUND((['b - Armes'.C2]*20)/40)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7" table:formula="of:=(['b - Armes'.F3]*10)+ (RANDBETWEEN( 0;10)*['b - Armes'.F3])" office:value-type="float" office:value="12" calcext:value-type="float">
            <text:p>12</text:p>
          </table:table-cell>
          <table:table-cell table:style-name="ce9" table:formula="of:=(['b - Armes'.C3]*2) + RANDBETWEEN(0;10)" office:value-type="float" office:value="27" calcext:value-type="float">
            <text:p>27</text:p>
          </table:table-cell>
          <table:table-cell table:style-name="ce11" table:formula="of:=ROUND((['b - Armes'.C3]*20)/4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(['b - Armes'.C4]*2) + RANDBETWEEN(0;10)" office:value-type="float" office:value="28" calcext:value-type="float">
            <text:p>28</text:p>
          </table:table-cell>
          <table:table-cell table:style-name="ce11" table:formula="of:=ROUND((['b - Armes'.C4]*20)/4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9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7" table:formula="of:=(['b - Armes'.F5]*10)+ (RANDBETWEEN( 0;10)*['b - Armes'.F5])" office:value-type="float" office:value="10" calcext:value-type="float">
            <text:p>10</text:p>
          </table:table-cell>
          <table:table-cell table:style-name="ce9" table:formula="of:=(['b - Armes'.C5]*2) + RANDBETWEEN(0;10)" office:value-type="float" office:value="27" calcext:value-type="float">
            <text:p>27</text:p>
          </table:table-cell>
          <table:table-cell table:style-name="ce11" table:formula="of:=ROUND((['b - Armes'.C5]*20)/40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(['b - Armes'.C6]*2) + RANDBETWEEN(0;10)" office:value-type="float" office:value="30" calcext:value-type="float">
            <text:p>30</text:p>
          </table:table-cell>
          <table:table-cell table:style-name="ce11" table:formula="of:=ROUND((['b - Armes'.C6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(['b - Armes'.C7]*2) + RANDBETWEEN(0;10)" office:value-type="float" office:value="19" calcext:value-type="float">
            <text:p>19</text:p>
          </table:table-cell>
          <table:table-cell table:style-name="ce11" table:formula="of:=ROUND((['b - Armes'.C7]*20)/40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7" table:formula="of:=(['b - Armes'.F8]*10)+ (RANDBETWEEN( 0;5)*['b - Armes'.F8])" office:value-type="float" office:value="14" calcext:value-type="float">
            <text:p>14</text:p>
          </table:table-cell>
          <table:table-cell table:style-name="ce9" table:formula="of:=(['b - Armes'.C8]*2) + RANDBETWEEN(0;10)" office:value-type="float" office:value="33" calcext:value-type="float">
            <text:p>33</text:p>
          </table:table-cell>
          <table:table-cell table:style-name="ce11" table:formula="of:=ROUND((['b - Armes'.C8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7" table:formula="of:=(['b - Armes'.F9]*10)+ (RANDBETWEEN( 0;5)*['b - Armes'.F9])" office:value-type="float" office:value="20" calcext:value-type="float">
            <text:p>20</text:p>
          </table:table-cell>
          <table:table-cell table:style-name="ce9" table:formula="of:=(['b - Armes'.C9]*2) + RANDBETWEEN(0;10)" office:value-type="float" office:value="44" calcext:value-type="float">
            <text:p>44</text:p>
          </table:table-cell>
          <table:table-cell table:style-name="ce11" table:formula="of:=ROUND((['b - Armes'.C9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7" table:formula="of:=(['b - Armes'.F10]*10)+ (RANDBETWEEN( 0;5)*['b - Armes'.F10])" office:value-type="float" office:value="24" calcext:value-type="float">
            <text:p>24</text:p>
          </table:table-cell>
          <table:table-cell table:style-name="ce9" table:formula="of:=(['b - Armes'.C10]*2) + RANDBETWEEN(0;10)" office:value-type="float" office:value="49" calcext:value-type="float">
            <text:p>49</text:p>
          </table:table-cell>
          <table:table-cell table:style-name="ce11" table:formula="of:=ROUND((['b - Armes'.C10]*20)/40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7" table:formula="of:=(['b - Armes'.F11]*10)+ (RANDBETWEEN( 0;5)*['b - Armes'.F11])" office:value-type="float" office:value="22" calcext:value-type="float">
            <text:p>22</text:p>
          </table:table-cell>
          <table:table-cell table:style-name="ce9" table:formula="of:=(['b - Armes'.C11]*2) + RANDBETWEEN(0;10)" office:value-type="float" office:value="49" calcext:value-type="float">
            <text:p>49</text:p>
          </table:table-cell>
          <table:table-cell table:style-name="ce11" table:formula="of:=ROUND((['b - Armes'.C11]*20)/40)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7" table:formula="of:=(['b - Armes'.F12]*10)+ (RANDBETWEEN( 0;5)*['b - Armes'.F12])" office:value-type="float" office:value="20" calcext:value-type="float">
            <text:p>20</text:p>
          </table:table-cell>
          <table:table-cell table:style-name="ce9" table:formula="of:=(['b - Armes'.C12]*2) + RANDBETWEEN(0;10)" office:value-type="float" office:value="44" calcext:value-type="float">
            <text:p>44</text:p>
          </table:table-cell>
          <table:table-cell table:style-name="ce11" table:formula="of:=ROUND((['b - Armes'.C12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7" table:formula="of:=(['b - Armes'.F13]*10)+ (RANDBETWEEN( 0;5)*['b - Armes'.F13])" office:value-type="float" office:value="20" calcext:value-type="float">
            <text:p>20</text:p>
          </table:table-cell>
          <table:table-cell table:style-name="ce9" table:formula="of:=(['b - Armes'.C13]*2) + RANDBETWEEN(0;10)" office:value-type="float" office:value="46" calcext:value-type="float">
            <text:p>46</text:p>
          </table:table-cell>
          <table:table-cell table:style-name="ce11" table:formula="of:=ROUND((['b - Armes'.C13]*20)/40)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7" table:formula="of:=(['b - Armes'.F14]*10)+ (RANDBETWEEN( 0;5)*['b - Armes'.F14])" office:value-type="float" office:value="26" calcext:value-type="float">
            <text:p>26</text:p>
          </table:table-cell>
          <table:table-cell table:style-name="ce9" table:formula="of:=(['b - Armes'.C14]*2) + RANDBETWEEN(0;10)" office:value-type="float" office:value="62" calcext:value-type="float">
            <text:p>62</text:p>
          </table:table-cell>
          <table:table-cell table:style-name="ce11" table:formula="of:=ROUND((['b - Armes'.C14]*20)/40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7" table:formula="of:=(['b - Armes'.F15]*10)+ (RANDBETWEEN( 0;5)*['b - Armes'.F15])" office:value-type="float" office:value="42" calcext:value-type="float">
            <text:p>42</text:p>
          </table:table-cell>
          <table:table-cell table:style-name="ce9" table:formula="of:=(['b - Armes'.C15]*2) + RANDBETWEEN(0;10)" office:value-type="float" office:value="92" calcext:value-type="float">
            <text:p>92</text:p>
          </table:table-cell>
          <table:table-cell table:style-name="ce11" table:formula="of:=ROUND((['b - Armes'.C15]*20)/40)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7" table:formula="of:=(['b - Armes'.F16]*10)+ (RANDBETWEEN( 0;5)*['b - Armes'.F16])" office:value-type="float" office:value="45" calcext:value-type="float">
            <text:p>45</text:p>
          </table:table-cell>
          <table:table-cell table:style-name="ce9" table:formula="of:=(['b - Armes'.C16]*2) + RANDBETWEEN(0;10)" office:value-type="float" office:value="96" calcext:value-type="float">
            <text:p>96</text:p>
          </table:table-cell>
          <table:table-cell table:style-name="ce11" table:formula="of:=ROUND((['b - Armes'.C16]*20)/40)"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7" table:formula="of:=(['b - Armes'.F17]*10)+ (RANDBETWEEN( 0;5)*['b - Armes'.F17])" office:value-type="float" office:value="39" calcext:value-type="float">
            <text:p>39</text:p>
          </table:table-cell>
          <table:table-cell table:style-name="ce9" table:formula="of:=(['b - Armes'.C17]*2) + RANDBETWEEN(0;10)" office:value-type="float" office:value="87" calcext:value-type="float">
            <text:p>87</text:p>
          </table:table-cell>
          <table:table-cell table:style-name="ce11" table:formula="of:=ROUND((['b - Armes'.C17]*20)/40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7" table:formula="of:=(['b - Armes'.F18]*10)+ (RANDBETWEEN( 0;5)*['b - Armes'.F18])" office:value-type="float" office:value="39" calcext:value-type="float">
            <text:p>39</text:p>
          </table:table-cell>
          <table:table-cell table:style-name="ce9" table:formula="of:=(['b - Armes'.C18]*2) + RANDBETWEEN(0;10)" office:value-type="float" office:value="81" calcext:value-type="float">
            <text:p>81</text:p>
          </table:table-cell>
          <table:table-cell table:style-name="ce11" table:formula="of:=ROUND((['b - Armes'.C18]*20)/40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7" table:formula="of:=(['b - Armes'.F19]*10)+ (RANDBETWEEN( 0;5)*['b - Armes'.F19])" office:value-type="float" office:value="42" calcext:value-type="float">
            <text:p>42</text:p>
          </table:table-cell>
          <table:table-cell table:style-name="ce9" table:formula="of:=(['b - Armes'.C19]*2) + RANDBETWEEN(0;10)" office:value-type="float" office:value="91" calcext:value-type="float">
            <text:p>91</text:p>
          </table:table-cell>
          <table:table-cell table:style-name="ce11" table:formula="of:=ROUND((['b - Armes'.C19]*20)/40)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7" table:formula="of:=(['b - Armes'.F20]*10)+ (RANDBETWEEN( 0;5)*['b - Armes'.F20])" office:value-type="float" office:value="33" calcext:value-type="float">
            <text:p>33</text:p>
          </table:table-cell>
          <table:table-cell table:style-name="ce9" table:formula="of:=(['b - Armes'.C20]*2) + RANDBETWEEN(0;10)" office:value-type="float" office:value="74" calcext:value-type="float">
            <text:p>74</text:p>
          </table:table-cell>
          <table:table-cell table:style-name="ce11" table:formula="of:=ROUND((['b - Armes'.C20]*20)/40)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7" table:formula="of:=(['b - Armes'.F21]*10)+ (RANDBETWEEN( 0;5)*['b - Armes'.F21])" office:value-type="float" office:value="36" calcext:value-type="float">
            <text:p>36</text:p>
          </table:table-cell>
          <table:table-cell table:style-name="ce9" table:formula="of:=(['b - Armes'.C21]*2) + RANDBETWEEN(0;10)" office:value-type="float" office:value="78" calcext:value-type="float">
            <text:p>78</text:p>
          </table:table-cell>
          <table:table-cell table:style-name="ce11" table:formula="of:=ROUND((['b - Armes'.C21]*20)/40)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7" table:formula="of:=(['b - Armes'.F22]*10)+ (RANDBETWEEN( 0;5)*['b - Armes'.F22])" office:value-type="float" office:value="44" calcext:value-type="float">
            <text:p>44</text:p>
          </table:table-cell>
          <table:table-cell table:style-name="ce9" table:formula="of:=(['b - Armes'.C22]*2) + RANDBETWEEN(0;10)" office:value-type="float" office:value="88" calcext:value-type="float">
            <text:p>88</text:p>
          </table:table-cell>
          <table:table-cell table:style-name="ce11" table:formula="of:=ROUND((['b - Armes'.C22]*20)/40)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0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7" table:formula="of:=(['b - Armes'.F23]*10)+ (RANDBETWEEN( 0;5)*['b - Armes'.F23])" office:value-type="float" office:value="40" calcext:value-type="float">
            <text:p>40</text:p>
          </table:table-cell>
          <table:table-cell table:style-name="ce9" table:formula="of:=(['b - Armes'.C23]*2) + RANDBETWEEN(0;10)" office:value-type="float" office:value="83" calcext:value-type="float">
            <text:p>83</text:p>
          </table:table-cell>
          <table:table-cell table:style-name="ce11" table:formula="of:=ROUND((['b - Armes'.C23]*20)/40)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7" table:formula="of:=(['b - Armes'.F24]*10)+ (RANDBETWEEN( 0;5)*['b - Armes'.F24])" office:value-type="float" office:value="48" calcext:value-type="float">
            <text:p>48</text:p>
          </table:table-cell>
          <table:table-cell table:style-name="ce9" table:formula="of:=(['b - Armes'.C24]*2) + RANDBETWEEN(0;10)" office:value-type="float" office:value="96" calcext:value-type="float">
            <text:p>96</text:p>
          </table:table-cell>
          <table:table-cell table:style-name="ce11" table:formula="of:=ROUND((['b - Armes'.C24]*20)/40)" office:value-type="float" office:value="24" calcext:value-type="float">
            <text:p>2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7" table:formula="of:=(['b - Armes'.F25]*10)+ (RANDBETWEEN( 0;5)*['b - Armes'.F25])" office:value-type="float" office:value="60" calcext:value-type="float">
            <text:p>60</text:p>
          </table:table-cell>
          <table:table-cell table:style-name="ce9" table:formula="of:=(['b - Armes'.C25]*2) + RANDBETWEEN(0;10)" office:value-type="float" office:value="120" calcext:value-type="float">
            <text:p>120</text:p>
          </table:table-cell>
          <table:table-cell table:style-name="ce11" table:formula="of:=ROUND((['b - Armes'.C25]*20)/40)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7" table:formula="of:=(['b - Armes'.F26]*10)+ (RANDBETWEEN( 0;5)*['b - Armes'.F26])" office:value-type="float" office:value="60" calcext:value-type="float">
            <text:p>60</text:p>
          </table:table-cell>
          <table:table-cell table:style-name="ce9" table:formula="of:=(['b - Armes'.C26]*2) + RANDBETWEEN(0;10)" office:value-type="float" office:value="125" calcext:value-type="float">
            <text:p>125</text:p>
          </table:table-cell>
          <table:table-cell table:style-name="ce11" table:formula="of:=ROUND((['b - Armes'.C26]*20)/40)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7" table:formula="of:=(['b - Armes'.F27]*10)+ (RANDBETWEEN( 0;5)*['b - Armes'.F27])" office:value-type="float" office:value="60" calcext:value-type="float">
            <text:p>60</text:p>
          </table:table-cell>
          <table:table-cell table:style-name="ce9" table:formula="of:=(['b - Armes'.C27]*2) + RANDBETWEEN(0;10)" office:value-type="float" office:value="120" calcext:value-type="float">
            <text:p>120</text:p>
          </table:table-cell>
          <table:table-cell table:style-name="ce11" table:formula="of:=ROUND((['b - Armes'.C27]*20)/40)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1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7" table:formula="of:=(['b - Armes'.F28]*10)+ (RANDBETWEEN( 0;5)*['b - Armes'.F28])" office:value-type="float" office:value="70" calcext:value-type="float">
            <text:p>70</text:p>
          </table:table-cell>
          <table:table-cell table:style-name="ce9" table:formula="of:=(['b - Armes'.C28]*2) + RANDBETWEEN(0;10)" office:value-type="float" office:value="150" calcext:value-type="float">
            <text:p>150</text:p>
          </table:table-cell>
          <table:table-cell table:style-name="ce11" table:formula="of:=ROUND((['b - Armes'.C28]*20)/40)"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7" table:formula="of:=(['b - Armes'.F29]*10)+ (RANDBETWEEN( 0;5)*['b - Armes'.F29])" office:value-type="float" office:value="55" calcext:value-type="float">
            <text:p>55</text:p>
          </table:table-cell>
          <table:table-cell table:style-name="ce9" table:formula="of:=(['b - Armes'.C29]*2) + RANDBETWEEN(0;10)" office:value-type="float" office:value="117" calcext:value-type="float">
            <text:p>117</text:p>
          </table:table-cell>
          <table:table-cell table:style-name="ce11" table:formula="of:=ROUND((['b - Armes'.C29]*20)/40)" office:value-type="float" office:value="28" calcext:value-type="float">
            <text:p>2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7" table:formula="of:=(['b - Armes'.F30]*10)+ (RANDBETWEEN( 0;5)*['b - Armes'.F30])" office:value-type="float" office:value="60" calcext:value-type="float">
            <text:p>60</text:p>
          </table:table-cell>
          <table:table-cell table:style-name="ce9" table:formula="of:=(['b - Armes'.C30]*2) + RANDBETWEEN(0;10)" office:value-type="float" office:value="129" calcext:value-type="float">
            <text:p>129</text:p>
          </table:table-cell>
          <table:table-cell table:style-name="ce11" table:formula="of:=ROUND((['b - Armes'.C30]*20)/40)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7" table:formula="of:=(['b - Armes'.F31]*10)+ (RANDBETWEEN( 0;5)*['b - Armes'.F31])" office:value-type="float" office:value="70" calcext:value-type="float">
            <text:p>70</text:p>
          </table:table-cell>
          <table:table-cell table:style-name="ce9" table:formula="of:=(['b - Armes'.C31]*2) + RANDBETWEEN(0;10)" office:value-type="float" office:value="144" calcext:value-type="float">
            <text:p>144</text:p>
          </table:table-cell>
          <table:table-cell table:style-name="ce11" table:formula="of:=ROUND((['b - Armes'.C31]*20)/40)"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7" table:formula="of:=(['b - Armes'.F32]*10)+ (RANDBETWEEN( 0;5)*['b - Armes'.F32])" office:value-type="float" office:value="55" calcext:value-type="float">
            <text:p>55</text:p>
          </table:table-cell>
          <table:table-cell table:style-name="ce9" table:formula="of:=(['b - Armes'.C32]*2) + RANDBETWEEN(0;10)" office:value-type="float" office:value="114" calcext:value-type="float">
            <text:p>114</text:p>
          </table:table-cell>
          <table:table-cell table:style-name="ce11" table:formula="of:=ROUND((['b - Armes'.C32]*20)/40)" office:value-type="float" office:value="28" calcext:value-type="float">
            <text:p>2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7" table:formula="of:=(['b - Armes'.F33]*10)+ (RANDBETWEEN( 0;5)*['b - Armes'.F33])" office:value-type="float" office:value="75" calcext:value-type="float">
            <text:p>75</text:p>
          </table:table-cell>
          <table:table-cell table:style-name="ce9" table:formula="of:=(['b - Armes'.C33]*2) + RANDBETWEEN(0;10)" office:value-type="float" office:value="151" calcext:value-type="float">
            <text:p>151</text:p>
          </table:table-cell>
          <table:table-cell table:style-name="ce11" table:formula="of:=ROUND((['b - Armes'.C33]*20)/40)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7" table:formula="of:=(['b - Armes'.F34]*10)+ (RANDBETWEEN( 0;5)*['b - Armes'.F34])" office:value-type="float" office:value="90" calcext:value-type="float">
            <text:p>90</text:p>
          </table:table-cell>
          <table:table-cell table:style-name="ce9" table:formula="of:=(['b - Armes'.C34]*2) + RANDBETWEEN(0;10)" office:value-type="float" office:value="183" calcext:value-type="float">
            <text:p>183</text:p>
          </table:table-cell>
          <table:table-cell table:style-name="ce11" table:formula="of:=ROUND((['b - Armes'.C34]*20)/40)" office:value-type="float" office:value="45" calcext:value-type="float">
            <text:p>4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7" table:formula="of:=(['b - Armes'.F35]*10)+ (RANDBETWEEN( 0;5)*['b - Armes'.F35])" office:value-type="float" office:value="78" calcext:value-type="float">
            <text:p>78</text:p>
          </table:table-cell>
          <table:table-cell table:style-name="ce9" table:formula="of:=(['b - Armes'.C35]*2) + RANDBETWEEN(0;10)" office:value-type="float" office:value="166" calcext:value-type="float">
            <text:p>166</text:p>
          </table:table-cell>
          <table:table-cell table:style-name="ce11" table:formula="of:=ROUND((['b - Armes'.C35]*20)/40)" office:value-type="float" office:value="39" calcext:value-type="float">
            <text:p>39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7" table:formula="of:=(['b - Armes'.F36]*10)+ (RANDBETWEEN( 0;5)*['b - Armes'.F36])" office:value-type="float" office:value="72" calcext:value-type="float">
            <text:p>72</text:p>
          </table:table-cell>
          <table:table-cell table:style-name="ce9" table:formula="of:=(['b - Armes'.C36]*2) + RANDBETWEEN(0;10)" office:value-type="float" office:value="149" calcext:value-type="float">
            <text:p>149</text:p>
          </table:table-cell>
          <table:table-cell table:style-name="ce11" table:formula="of:=ROUND((['b - Armes'.C36]*20)/40)"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7" table:formula="of:=(['b - Armes'.F37]*10)+ (RANDBETWEEN( 0;5)*['b - Armes'.F37])" office:value-type="float" office:value="90" calcext:value-type="float">
            <text:p>90</text:p>
          </table:table-cell>
          <table:table-cell table:style-name="ce9" table:formula="of:=(['b - Armes'.C37]*2) + RANDBETWEEN(0;10)" office:value-type="float" office:value="184" calcext:value-type="float">
            <text:p>184</text:p>
          </table:table-cell>
          <table:table-cell table:style-name="ce11" table:formula="of:=ROUND((['b - Armes'.C37]*20)/40)" office:value-type="float" office:value="45" calcext:value-type="float">
            <text:p>4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1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7" table:formula="of:=(['b - Armes'.F38]*10)+ (RANDBETWEEN( 0;5)*['b - Armes'.F38])" office:value-type="float" office:value="72" calcext:value-type="float">
            <text:p>72</text:p>
          </table:table-cell>
          <table:table-cell table:style-name="ce9" table:formula="of:=(['b - Armes'.C38]*2) + RANDBETWEEN(0;10)" office:value-type="float" office:value="153" calcext:value-type="float">
            <text:p>153</text:p>
          </table:table-cell>
          <table:table-cell table:style-name="ce11" table:formula="of:=ROUND((['b - Armes'.C38]*20)/40)"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7" table:formula="of:=(['b - Armes'.F39]*10)+ (RANDBETWEEN( 0;5)*['b - Armes'.F39])" office:value-type="float" office:value="72" calcext:value-type="float">
            <text:p>72</text:p>
          </table:table-cell>
          <table:table-cell table:style-name="ce9" table:formula="of:=(['b - Armes'.C39]*2) + RANDBETWEEN(0;10)" office:value-type="float" office:value="150" calcext:value-type="float">
            <text:p>150</text:p>
          </table:table-cell>
          <table:table-cell table:style-name="ce11" table:formula="of:=ROUND((['b - Armes'.C39]*20)/40)" office:value-type="float" office:value="36" calcext:value-type="float">
            <text:p>36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5" table:number-rows-repeated="4">
          <table:table-cell table:number-columns-repeated="2"/>
          <table:table-cell table:style-name="Default" table:number-columns-repeated="4"/>
        </table:table-row>
        <table:table-row table:style-name="ro5" table:number-rows-repeated="1048532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1"/>
        <table:table-column table:style-name="co9" table:default-cell-style-name="ce14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2" calcext:value-type="float">
            <text:p>22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5" calcext:value-type="float">
            <text:p>25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4" calcext:value-type="float">
            <text:p>14</text:p>
          </table:table-cell>
          <table:table-cell table:formula="of:=(['c - Vêtement'.C4]*2) + RANDBETWEEN(0;10)" office:value-type="float" office:value="32" calcext:value-type="float">
            <text:p>32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5" calcext:value-type="float">
            <text:p>35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8" calcext:value-type="float">
            <text:p>38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9" calcext:value-type="float">
            <text:p>39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5" calcext:value-type="float">
            <text:p>35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4" calcext:value-type="float">
            <text:p>34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8" calcext:value-type="float">
            <text:p>28</text:p>
          </table:table-cell>
          <table:table-cell table:formula="of:=(['c - Vêtement'.C10]*2) + RANDBETWEEN(0;10)" office:value-type="float" office:value="66" calcext:value-type="float">
            <text:p>66</text:p>
          </table:table-cell>
          <table:table-cell table:formula="of:=ROUND((['c - Vêtement'.C10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6" calcext:value-type="float">
            <text:p>26</text:p>
          </table:table-cell>
          <table:table-cell table:formula="of:=(['c - Vêtement'.C11]*2) + RANDBETWEEN(0;10)" office:value-type="float" office:value="55" calcext:value-type="float">
            <text:p>55</text:p>
          </table:table-cell>
          <table:table-cell table:formula="of:=ROUND((['c - Vêtement'.C11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8" calcext:value-type="float">
            <text:p>28</text:p>
          </table:table-cell>
          <table:table-cell table:formula="of:=(['c - Vêtement'.C12]*2) + RANDBETWEEN(0;10)" office:value-type="float" office:value="58" calcext:value-type="float">
            <text:p>58</text:p>
          </table:table-cell>
          <table:table-cell table:formula="of:=ROUND((['c - Vêtement'.C12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8" calcext:value-type="float">
            <text:p>28</text:p>
          </table:table-cell>
          <table:table-cell table:formula="of:=(['c - Vêtement'.C13]*2) + RANDBETWEEN(0;10)" office:value-type="float" office:value="63" calcext:value-type="float">
            <text:p>63</text:p>
          </table:table-cell>
          <table:table-cell table:formula="of:=ROUND((['c - Vêtement'.C13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2" calcext:value-type="float">
            <text:p>22</text:p>
          </table:table-cell>
          <table:table-cell table:formula="of:=(['c - Vêtement'.C14]*2) + RANDBETWEEN(0;10)" office:value-type="float" office:value="45" calcext:value-type="float">
            <text:p>45</text:p>
          </table:table-cell>
          <table:table-cell table:formula="of:=ROUND((['c - Vêtement'.C14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2" calcext:value-type="float">
            <text:p>22</text:p>
          </table:table-cell>
          <table:table-cell table:formula="of:=(['c - Vêtement'.C15]*2) + RANDBETWEEN(0;10)" office:value-type="float" office:value="54" calcext:value-type="float">
            <text:p>54</text:p>
          </table:table-cell>
          <table:table-cell table:formula="of:=ROUND((['c - Vêtement'.C15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3" calcext:value-type="float">
            <text:p>33</text:p>
          </table:table-cell>
          <table:table-cell table:formula="of:=(['c - Vêtement'.C16]*2) + RANDBETWEEN(0;10)" office:value-type="float" office:value="74" calcext:value-type="float">
            <text:p>74</text:p>
          </table:table-cell>
          <table:table-cell table:formula="of:=ROUND((['c - Vêtement'.C16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75" calcext:value-type="float">
            <text:p>75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45" calcext:value-type="float">
            <text:p>45</text:p>
          </table:table-cell>
          <table:table-cell table:formula="of:=(['c - Vêtement'.C18]*2) + RANDBETWEEN(0;10)" office:value-type="float" office:value="96" calcext:value-type="float">
            <text:p>96</text:p>
          </table:table-cell>
          <table:table-cell table:formula="of:=ROUND((['c - Vêtement'.C18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45" calcext:value-type="float">
            <text:p>45</text:p>
          </table:table-cell>
          <table:table-cell table:formula="of:=(['c - Vêtement'.C19]*2) + RANDBETWEEN(0;10)" office:value-type="float" office:value="95" calcext:value-type="float">
            <text:p>95</text:p>
          </table:table-cell>
          <table:table-cell table:formula="of:=ROUND((['c - Vêtement'.C19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52" calcext:value-type="float">
            <text:p>52</text:p>
          </table:table-cell>
          <table:table-cell table:formula="of:=(['c - Vêtement'.C20]*2) + RANDBETWEEN(0;10)" office:value-type="float" office:value="112" calcext:value-type="float">
            <text:p>112</text:p>
          </table:table-cell>
          <table:table-cell table:formula="of:=ROUND((['c - Vêtement'.C20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52" calcext:value-type="float">
            <text:p>52</text:p>
          </table:table-cell>
          <table:table-cell table:formula="of:=(['c - Vêtement'.C21]*2) + RANDBETWEEN(0;10)" office:value-type="float" office:value="106" calcext:value-type="float">
            <text:p>106</text:p>
          </table:table-cell>
          <table:table-cell table:formula="of:=ROUND((['c - Vêtement'.C21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4" calcext:value-type="float">
            <text:p>134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72" calcext:value-type="float">
            <text:p>72</text:p>
          </table:table-cell>
          <table:table-cell table:formula="of:=(['c - Vêtement'.C23]*2) + RANDBETWEEN(0;10)" office:value-type="float" office:value="150" calcext:value-type="float">
            <text:p>150</text:p>
          </table:table-cell>
          <table:table-cell table:formula="of:=ROUND((['c - Vêtement'.C23]*20)/40)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2"/>
        <table:table-column table:style-name="co9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1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6:57:01.9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2M29S</meta:editing-duration>
    <meta:editing-cycles>41</meta:editing-cycles>
    <meta:generator>LibreOffice/5.1.6.2$Windows_x86 LibreOffice_project/07ac168c60a517dba0f0d7bc7540f5afa45f0909</meta:generator>
    <meta:creation-date>2016-11-30T17:08:03.721000000</meta:creation-date>
    <dc:date>2017-05-16T16:57:45.690000000</dc:date>
    <meta:document-statistic meta:table-count="4" meta:cell-count="828" meta:object-count="0"/>
  </office:meta>
</office:document-meta>
</file>